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41cm" fo:margin-top="0cm" fo:margin-bottom="0cm" table:align="center" style:writing-mode="lr-tb"/>
    </style:style>
    <style:style style:name="Table1.A" style:family="table-column">
      <style:table-column-properties style:column-width="5.126cm"/>
    </style:style>
    <style:style style:name="Table1.B" style:family="table-column">
      <style:table-column-properties style:column-width="6.585cm"/>
    </style:style>
    <style:style style:name="Table1.C" style:family="table-column">
      <style:table-column-properties style:column-width="2.425cm"/>
    </style:style>
    <style:style style:name="Table1.D" style:family="table-column">
      <style:table-column-properties style:column-width="2.903cm"/>
    </style:style>
    <style:style style:name="Table1.1" style:family="table-row">
      <style:table-row-properties style:min-row-height="1.14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1.713cm" fo:keep-together="auto"/>
    </style:style>
    <style:style style:name="Table1.3" style:family="table-row">
      <style:table-row-properties style:min-row-height="1.205cm" fo:keep-together="auto"/>
    </style:style>
    <style:style style:name="Table1.4" style:family="table-row">
      <style:table-row-properties style:min-row-height="1.697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>
        <style:tab-stops>
          <style:tab-stop style:position="10.954cm"/>
        </style:tab-stops>
      </style:paragraph-properties>
    </style:style>
    <style:style style:name="P3" style:family="paragraph" style:parent-style-name="Standard">
      <style:paragraph-properties fo:line-height="100%">
        <style:tab-stops>
          <style:tab-stop style:position="4.815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line-height="100%" fo:padding-left="0cm" fo:padding-right="0cm" fo:padding-top="0.035cm" fo:padding-bottom="0cm" fo:border-left="none" fo:border-right="none" fo:border-top="0.51pt solid #000000" fo:border-bottom="none"/>
    </style:style>
    <style:style style:name="P5" style:family="paragraph" style:parent-style-name="Standard">
      <style:paragraph-properties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4.815cm"/>
        </style:tab-stops>
      </style:paragraph-properties>
    </style:style>
    <style:style style:name="P6" style:family="paragraph" style:parent-style-name="Standard">
      <style:paragraph-properties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4.815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IN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IN" officeooo:rsid="00041ffc" officeooo:paragraph-rsid="00041ffc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02f3e2" officeooo:paragraph-rsid="0002f3e2"/>
    </style:style>
    <style:style style:name="P14" style:family="paragraph" style:parent-style-name="Standard">
      <style:paragraph-properties fo:line-height="100%" fo:padding-left="0cm" fo:padding-right="0cm" fo:padding-top="0.388cm" fo:padding-bottom="0cm" fo:border-left="none" fo:border-right="none" fo:border-top="0.51pt solid #000000" fo:border-bottom="none">
        <style:tab-stops>
          <style:tab-stop style:position="4.815cm"/>
        </style:tab-stops>
      </style:paragraph-properties>
    </style:style>
    <style:style style:name="P15" style:family="paragraph" style:parent-style-name="Standard">
      <style:paragraph-properties fo:margin-left="0.794cm" fo:margin-right="0cm" fo:line-height="100%" fo:text-align="justify" style:justify-single-word="false" fo:text-indent="0cm" style:auto-text-indent="false">
        <style:tab-stops>
          <style:tab-stop style:position="4.81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Header">
      <style:paragraph-properties>
        <style:tab-stops>
          <style:tab-stop style:position="8.255cm" style:type="center"/>
          <style:tab-stop style:position="8.89cm" style:type="center"/>
          <style:tab-stop style:position="16.51cm" style:type="right"/>
          <style:tab-stop style:position="17.78cm" style:type="right"/>
        </style:tab-stops>
      </style:paragraph-properties>
    </style:style>
    <style:style style:name="P17" style:family="paragraph" style:parent-style-name="Header">
      <style:paragraph-properties>
        <style:tab-stops>
          <style:tab-stop style:position="8.255cm" style:type="center"/>
          <style:tab-stop style:position="8.89cm" style:type="center"/>
          <style:tab-stop style:position="16.51cm" style:type="right"/>
          <style:tab-stop style:position="17.78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8.255cm" style:type="center"/>
          <style:tab-stop style:position="8.89cm" style:type="center"/>
          <style:tab-stop style:position="16.51cm" style:type="right"/>
          <style:tab-stop style:position="17.78cm" style:type="right"/>
        </style:tab-stops>
      </style:paragraph-properties>
    </style:style>
    <style:style style:name="P19" style:family="paragraph" style:parent-style-name="Header" style:master-page-name="Standard">
      <style:paragraph-properties style:page-number="auto">
        <style:tab-stops>
          <style:tab-stop style:position="8.255cm" style:type="center"/>
          <style:tab-stop style:position="8.89cm" style:type="center"/>
          <style:tab-stop style:position="16.51cm" style:type="right"/>
          <style:tab-stop style:position="17.78cm" style:type="right"/>
        </style:tab-stops>
      </style:paragraph-properties>
    </style:style>
    <style:style style:name="P20" style:family="paragraph" style:parent-style-name="List_20_Paragraph" style:list-style-name="WWNum9">
      <style:paragraph-properties fo:line-height="100%" fo:text-align="justify" style:justify-single-word="false">
        <style:tab-stops>
          <style:tab-stop style:position="4.815cm"/>
        </style:tab-stops>
      </style:paragraph-properties>
    </style:style>
    <style:style style:name="P21" style:family="paragraph" style:parent-style-name="List_20_Paragraph" style:list-style-name="WWNum9">
      <style:paragraph-properties fo:line-height="100%" fo:text-align="justify" style:justify-single-word="false">
        <style:tab-stops>
          <style:tab-stop style:position="4.815cm"/>
        </style:tab-stops>
      </style:paragraph-properties>
      <style:text-properties officeooo:paragraph-rsid="00041ffc"/>
    </style:style>
    <style:style style:name="P22" style:family="paragraph" style:parent-style-name="List_20_Paragraph" style:list-style-name="WWNum2">
      <style:paragraph-properties fo:line-height="100%" fo:text-align="justify" style:justify-single-word="false">
        <style:tab-stops>
          <style:tab-stop style:position="4.815cm"/>
        </style:tab-stops>
      </style:paragraph-properties>
    </style:style>
    <style:style style:name="P23" style:family="paragraph" style:parent-style-name="List_20_Paragraph" style:list-style-name="WWNum7">
      <style:paragraph-properties fo:line-height="100%"/>
    </style:style>
    <style:style style:name="P24" style:family="paragraph" style:parent-style-name="List_20_Paragraph" style:list-style-name="WWNum7">
      <style:paragraph-properties fo:line-height="100%">
        <style:tab-stops>
          <style:tab-stop style:position="4.815cm"/>
        </style:tab-stops>
      </style:paragraph-properties>
    </style:style>
    <style:style style:name="T1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IN" fo:font-weight="bold" officeooo:rsid="0002f3e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2f3e2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41ffc" style:font-size-asian="12pt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IN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IN" officeooo:rsid="0002f3e2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IN" officeooo:rsid="00041ffc" style:font-size-asian="12pt" style:font-name-complex="Times New Roman1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02f3e2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<text:s text:c="42"/>M</text:span><text:span text:style-name="T2">ETTELA SRILAKSHMI</text:span><text:span text:style-name="T3"><text:tab/></text:span></text:p>
      <text:p text:style-name="P16"><text:s/></text:p>
      <text:p text:style-name="P16"><text:span text:style-name="T12">Email ID</text:span><text:span text:style-name="T13"> : </text:span><text:span text:style-name="T14">mettelasrilakshni673</text:span><text:span text:style-name="T13">@gmail.com <text:s text:c="18"/><text:tab/></text:span><text:span text:style-name="T4">Mobile no : </text:span><text:span text:style-name="T5">9390710839</text:span><text:span text:style-name="T13"> <text:s text:c="79"/></text:span></text:p>
      <text:p text:style-name="P16"><text:span text:style-name="T3"><text:s text:c="51"/><text:tab/> <text:s text:c="5"/><text:tab/> <text:s/><text:tab/><text:tab/> <text:s text:c="45"/></text:span></text:p>
      <text:p text:style-name="P16"><text:span text:style-name="T7">Mailing Address</text:span><text:span text:style-name="T8"> :</text:span><text:span text:style-name="T4"> D No : </text:span><text:span text:style-name="T5">1-</text:span><text:span text:style-name="T4">,<text:tab/></text:span></text:p>
      <text:p text:style-name="P16"><text:span text:style-name="T4"><text:s text:c="32"/></text:span><text:span text:style-name="T5">chittapuram</text:span><text:span text:style-name="T4">(v),</text:span></text:p>
      <text:p text:style-name="P16"><text:span text:style-name="T4"><text:s text:c="32"/>Ipuru mandal,</text:span></text:p>
      <text:p text:style-name="P18"><text:span text:style-name="T4"><text:s text:c="32"/>Guntur (dist) </text:span><text:span text:style-name="T8">522658.</text:span><text:span text:style-name="T4"> <text:s text:c="24"/></text:span></text:p>
      <text:p text:style-name="P2"><text:span text:style-name="T7">Career Objective</text:span><text:span text:style-name="T8"> : </text:span></text:p>
      <text:p text:style-name="P2"><text:span text:style-name="T4"><text:s/>To work for an organization which provides me the opportunity to improve my skills and knowledge to growth along with organization objective</text:span></text:p>
      <text:p text:style-name="P5"><text:span text:style-name="T7">Academic Qualifications </text:span><text:span text:style-name="T8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/>
            <text:p text:style-name="P12"><text:span text:style-name="T8">Course</text:span></text:p>
          </table:table-cell>
          <table:table-cell table:style-name="Table1.A1" office:value-type="string">
            <text:p text:style-name="P7"/>
            <text:p text:style-name="P12"><text:span text:style-name="T8">Name of the college</text:span></text:p>
          </table:table-cell>
          <table:table-cell table:style-name="Table1.A1" office:value-type="string">
            <text:p text:style-name="P12"><text:span text:style-name="T8">Year of passing</text:span></text:p>
          </table:table-cell>
          <table:table-cell table:style-name="Table1.A1" office:value-type="string">
            <text:p text:style-name="P7"/>
            <text:p text:style-name="P12"><text:span text:style-name="T8">Aggregate</text:span></text:p>
          </table:table-cell>
        </table:table-row>
        <table:table-row table:style-name="Table1.2">
          <table:table-cell table:style-name="Table1.A1" office:value-type="string">
            <text:p text:style-name="P13"><text:span text:style-name="T4">Bachelor Of Degree</text:span></text:p>
          </table:table-cell>
          <table:table-cell table:style-name="Table1.A1" office:value-type="string">
            <text:p text:style-name="P13"><text:span text:style-name="T4">Krishnaveni Degree college</text:span></text:p>
          </table:table-cell>
          <table:table-cell table:style-name="Table1.A1" office:value-type="string">
            <text:p text:style-name="P8"/>
            <text:p text:style-name="P11"><text:span text:style-name="T4">2</text:span><text:span text:style-name="T5">019</text:span></text:p>
          </table:table-cell>
          <table:table-cell table:style-name="Table1.A1" office:value-type="string">
            <text:p text:style-name="P9"/>
            <text:p text:style-name="P13"><text:span text:style-name="T10">7</text:span><text:span text:style-name="T9">5%</text:span></text:p>
          </table:table-cell>
        </table:table-row>
        <table:table-row table:style-name="Table1.3">
          <table:table-cell table:style-name="Table1.A1" office:value-type="string">
            <text:p text:style-name="P8"/>
            <text:p text:style-name="P11"><text:span text:style-name="T4">Board Of Intermediate</text:span></text:p>
          </table:table-cell>
          <table:table-cell table:style-name="Table1.A1" office:value-type="string">
            <text:p text:style-name="P11"><text:span text:style-name="T5">Bhavana junior </text:span><text:span text:style-name="T4">college</text:span></text:p>
          </table:table-cell>
          <table:table-cell table:style-name="Table1.A1" office:value-type="string">
            <text:p text:style-name="P8"/>
            <text:p text:style-name="P11"><text:span text:style-name="T4">2016</text:span></text:p>
          </table:table-cell>
          <table:table-cell table:style-name="Table1.A1" office:value-type="string">
            <text:p text:style-name="P8"/>
            <text:p text:style-name="P11"><text:span text:style-name="T10">70%</text:span></text:p>
          </table:table-cell>
        </table:table-row>
        <table:table-row table:style-name="Table1.4">
          <table:table-cell table:style-name="Table1.A1" office:value-type="string">
            <text:p text:style-name="P8"/>
            <text:p text:style-name="P11"><text:span text:style-name="T4">Board Of Secondary Education</text:span></text:p>
          </table:table-cell>
          <table:table-cell table:style-name="Table1.A1" office:value-type="string">
            <text:p text:style-name="P10">Z.p high school</text:p>
            <text:p text:style-name="P11"><text:span text:style-name="T9"/></text:p>
          </table:table-cell>
          <table:table-cell table:style-name="Table1.A1" office:value-type="string">
            <text:p text:style-name="P8"/>
            <text:p text:style-name="P11"><text:span text:style-name="T4">2014</text:span></text:p>
          </table:table-cell>
          <table:table-cell table:style-name="Table1.A1" office:value-type="string">
            <text:p text:style-name="P8"/>
            <text:p text:style-name="P11"><text:span text:style-name="T11">5.2</text:span><text:span text:style-name="T9">CGPA</text:span></text:p>
          </table:table-cell>
        </table:table-row>
      </table:table>
      <text:p text:style-name="P3"/>
      <text:p text:style-name="P6"/>
      <text:p text:style-name="P5"><text:span text:style-name="T7">Key Skills</text:span><text:span text:style-name="T8"> :</text:span></text:p>
      <text:list xml:id="list2248078950" text:style-name="WWNum9">
        <text:list-item>
          <text:p text:style-name="P20"><text:span text:style-name="T4">Programming skills : <text:s/>basic</text:span><text:span text:style-name="T6">p of c</text:span><text:span text:style-name="T4"> programming language </text:span><text:bookmark text:name="_GoBack"/></text:p>
        </text:list-item>
        <text:list-item>
          <text:p text:style-name="P21"><text:span text:style-name="T4">Core skills : <text:s/></text:span><text:span text:style-name="T6">accounts.</text:span></text:p>
        </text:list-item>
      </text:list>
      <text:p text:style-name="P14"><text:span text:style-name="T8">Extra-Curricular Activities :</text:span></text:p>
      <text:list xml:id="list1921170498" text:style-name="WWNum2">
        <text:list-item>
          <text:p text:style-name="P22"><text:span text:style-name="T4">Hosted various programs in the college.</text:span></text:p>
        </text:list-item>
        <text:list-item>
          <text:p text:style-name="P22"><text:span text:style-name="T4">Actively participated in all events held within the college.</text:span></text:p>
        </text:list-item>
        <text:list-item>
          <text:p text:style-name="P22"><text:span text:style-name="T4">Active NSS member in </text:span><text:span text:style-name="T6">krishnaveni degree</text:span><text:span text:style-name="T4"> College.</text:span></text:p>
        </text:list-item>
        <text:list-item>
          <text:p text:style-name="P22"><text:span text:style-name="T4">Interested in learning new technologies.</text:span></text:p>
        </text:list-item>
      </text:list>
      <text:p text:style-name="P15"/>
      <text:p text:style-name="P5"><text:span text:style-name="T8"/></text:p>
      <text:p text:style-name="P5"><text:span text:style-name="T8"/></text:p>
      <text:p text:style-name="P5"><text:soft-page-break/><text:span text:style-name="T8">Personal Details :</text:span></text:p>
      <text:list xml:id="list3236506994" text:style-name="WWNum7">
        <text:list-item>
          <text:p text:style-name="P23"><text:span text:style-name="T4">Date Of Birth <text:s text:c="6"/>: <text:s/>,</text:span><text:span text:style-name="T6">1-january-</text:span><text:span text:style-name="T4"> 1998</text:span></text:p>
        </text:list-item>
        <text:list-item>
          <text:p text:style-name="P24"><text:span text:style-name="T4">Father’s Name <text:s text:c="4"/>: <text:s text:c="2"/></text:span><text:span text:style-name="T6">venkateswarelu</text:span></text:p>
        </text:list-item>
        <text:list-item>
          <text:p text:style-name="P23"><text:span text:style-name="T4">Interests <text:s text:c="15"/>: <text:s/>kho-kho,throw ball.</text:span></text:p>
        </text:list-item>
        <text:list-item>
          <text:p text:style-name="P23"><text:span text:style-name="T4">Languges Known : <text:s/>English and Telugu.</text:span></text:p>
        </text:list-item>
      </text:list>
      <text:p text:style-name="P4"><text:span text:style-name="T8"><text:s text:c="3"/></text:span></text:p>
      <text:p text:style-name="P4"><text:span text:style-name="T8"><text:s text:c="5"/>Date : <text:tab/><text:tab/><text:tab/><text:tab/><text:tab/><text:tab/><text:tab/><text:tab/> <text:s text:c="4"/></text:span></text:p>
      <text:p text:style-name="P1"><text:span text:style-name="T8"><text:s text:c="5"/>Place :<text:tab/><text:tab/><text:tab/><text:tab/><text:tab/><text:tab/><text:tab/><text:tab/><text:tab/>Signatur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SimSu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SimSu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fo:font-weight="normal" style:font-weight-asian="normal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2pt" fo:font-weight="normal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weight="normal" style:font-weight-asian="normal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weight="normal" style:font-weight-asian="normal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weight="normal" style:font-weight-asian="normal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fo:font-weight="normal" style:font-weight-asian="normal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82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9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7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74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1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8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55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2.769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15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7.8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25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1.6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15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8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25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6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15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7.8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25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1.6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255cm" style:type="center"/>
          <style:tab-stop style:position="8.89cm" style:type="center"/>
          <style:tab-stop style:position="16.51cm" style:type="right"/>
          <style:tab-stop style:position="17.78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-top="0.406cm" fo:padding-bottom="1.676cm" fo:padding-left="1.041cm" fo:padding-right="1.04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="1.1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MANTH</meta:initial-creator>
    <meta:editing-cycles>3</meta:editing-cycles>
    <meta:creation-date>2020-10-26T10:29:00</meta:creation-date>
    <dc:date>2022-03-19T18:31:56.143000000</dc:date>
    <meta:editing-duration>PT6M52S</meta:editing-duration>
    <meta:generator>Trio_Office/6.2.8.2$Windows_x86 LibreOffice_project/</meta:generator>
    <meta:document-statistic meta:table-count="1" meta:image-count="0" meta:object-count="0" meta:page-count="2" meta:paragraph-count="43" meta:word-count="168" meta:character-count="1474" meta:non-whitespace-character-count="912"/>
    <meta:user-defined meta:name="AppVersion">14.0000</meta:user-defined>
    <meta:user-defined meta:name="Company">HK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